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>
      <style:paragraph-properties fo:text-align="start" style:justify-single-word="false"/>
      <style:text-properties officeooo:paragraph-rsid="00235b2c"/>
    </style:style>
    <style:style style:name="P3" style:family="paragraph" style:parent-style-name="Standard" style:list-style-name="L1">
      <style:text-properties officeooo:paragraph-rsid="00235b2c"/>
    </style:style>
    <style:style style:name="P4" style:family="paragraph" style:parent-style-name="Standard" style:list-style-name="L1">
      <style:text-properties fo:color="#c9211e" loext:opacity="100%" officeooo:paragraph-rsid="0029b74b"/>
    </style:style>
    <style:style style:name="P5" style:family="paragraph" style:parent-style-name="Standard" style:list-style-name="L1">
      <style:text-properties fo:color="#c9211e" loext:opacity="100%" style:font-name="Liberation Sans1" officeooo:rsid="001bf470" officeooo:paragraph-rsid="001bf470"/>
    </style:style>
    <style:style style:name="P6" style:family="paragraph" style:parent-style-name="Standard" style:list-style-name="L1">
      <style:text-properties style:font-name="Liberation Sans1" officeooo:rsid="001a7543" officeooo:paragraph-rsid="001a7543"/>
    </style:style>
    <style:style style:name="P7" style:family="paragraph" style:parent-style-name="Standard" style:list-style-name="L1">
      <style:text-properties style:font-name="Liberation Sans1" officeooo:rsid="001bf470" officeooo:paragraph-rsid="001bf470"/>
    </style:style>
    <style:style style:name="P8" style:family="paragraph" style:parent-style-name="Standard">
      <style:text-properties fo:color="#ff972f" loext:opacity="100%" style:font-name="Liberation Sans1" officeooo:rsid="001ff254" officeooo:paragraph-rsid="00235b2c"/>
    </style:style>
    <style:style style:name="P9" style:family="paragraph" style:parent-style-name="Standard" style:list-style-name="L1">
      <style:text-properties fo:color="#ff972f" loext:opacity="100%" style:font-name="Liberation Sans1" officeooo:rsid="001bf470" officeooo:paragraph-rsid="001bf470"/>
    </style:style>
    <style:style style:name="P10" style:family="paragraph" style:parent-style-name="Standard" style:list-style-name="L1">
      <style:text-properties fo:color="#00a933" loext:opacity="100%" style:font-name="Liberation Sans1" officeooo:rsid="001bf470" officeooo:paragraph-rsid="001bf470"/>
    </style:style>
    <style:style style:name="P11" style:family="paragraph" style:parent-style-name="Standard">
      <style:text-properties fo:color="#00a933" loext:opacity="100%" style:font-name="Liberation Sans1" officeooo:rsid="001bf470" officeooo:paragraph-rsid="001bf470"/>
    </style:style>
    <style:style style:name="P12" style:family="paragraph" style:parent-style-name="Standard" style:list-style-name="L1">
      <style:text-properties fo:color="#ffb66c" loext:opacity="100%" style:font-name="Liberation Sans1" officeooo:rsid="001bf470" officeooo:paragraph-rsid="001bf470"/>
    </style:style>
    <style:style style:name="P13" style:family="paragraph" style:parent-style-name="Standard">
      <style:text-properties style:use-window-font-color="true" loext:opacity="0%" style:font-name="Liberation Sans1" officeooo:rsid="001bf470" officeooo:paragraph-rsid="001bf470"/>
    </style:style>
    <style:style style:name="P14" style:family="paragraph" style:parent-style-name="Standard">
      <style:text-properties style:use-window-font-color="true" loext:opacity="0%" style:font-name="Liberation Sans1" fo:font-weight="bold" officeooo:rsid="001bf470" officeooo:paragraph-rsid="001bf470" style:font-weight-asian="bold" style:font-weight-complex="bold"/>
    </style:style>
    <style:style style:name="P15" style:family="paragraph" style:parent-style-name="Standard" style:list-style-name="L1">
      <style:text-properties style:use-window-font-color="true" loext:opacity="0%" officeooo:rsid="001bf470" officeooo:paragraph-rsid="001bf470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048c"/>
    </style:style>
    <style:style style:name="T2" style:family="text">
      <style:text-properties officeooo:rsid="00206c0a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1a7543"/>
    </style:style>
    <style:style style:name="T5" style:family="text">
      <style:text-properties style:font-name="Liberation Sans1" officeooo:rsid="00206c0a"/>
    </style:style>
    <style:style style:name="T6" style:family="text">
      <style:text-properties style:font-name="Liberation Sans1" officeooo:rsid="0029b74b"/>
    </style:style>
    <style:style style:name="T7" style:family="text">
      <style:text-properties style:font-name="Liberation Sans1" officeooo:rsid="002c1650"/>
    </style:style>
    <style:style style:name="T8" style:family="text">
      <style:text-properties style:font-name="Default Sans Serif" fo:font-size="10pt" fo:font-weight="bold"/>
    </style:style>
    <style:style style:name="T9" style:family="text">
      <style:text-properties style:font-name="Liberation Sans" fo:font-size="10pt" fo:font-weight="bold"/>
    </style:style>
    <style:style style:name="T10" style:family="text">
      <style:text-properties style:font-name="Liberation Sans" fo:font-size="10pt" fo:font-weight="bold" officeooo:rsid="002c1650"/>
    </style:style>
    <style:style style:name="T11" style:family="text">
      <style:text-properties fo:color="#ff972f" loext:opacity="100%" style:font-name="Liberation Sans1" officeooo:rsid="001bf470"/>
    </style:style>
    <style:style style:name="T12" style:family="text">
      <style:text-properties fo:color="#ff972f" loext:opacity="100%" style:font-name="Liberation Sans1" officeooo:rsid="001ff254"/>
    </style:style>
    <style:style style:name="T13" style:family="text">
      <style:text-properties fo:color="#ff972f" loext:opacity="100%" style:font-name="Liberation Sans1" officeooo:rsid="00235b2c"/>
    </style:style>
    <style:style style:name="T14" style:family="text">
      <style:text-properties fo:color="#ff972f" loext:opacity="100%" style:font-name="Liberation Sans1" officeooo:rsid="002c1650"/>
    </style:style>
    <style:style style:name="T15" style:family="text">
      <style:text-properties fo:color="#ff972f" loext:opacity="100%" style:font-name="Liberation Sans1" style:text-underline-style="solid" style:text-underline-width="auto" style:text-underline-color="font-color" fo:font-weight="bold" officeooo:rsid="002c1650" style:font-weight-asian="bold" style:font-weight-complex="bold"/>
    </style:style>
    <style:style style:name="T16" style:family="text">
      <style:text-properties fo:color="#ff972f" loext:opacity="100%" style:font-name="Liberation Sans1" fo:font-weight="bold" officeooo:rsid="001bf470" style:font-weight-asian="bold" style:font-weight-complex="bold"/>
    </style:style>
    <style:style style:name="T17" style:family="text">
      <style:text-properties fo:color="#ff972f" loext:opacity="100%" style:font-name="Liberation Sans" fo:font-size="10pt" fo:font-weight="bold"/>
    </style:style>
    <style:style style:name="T18" style:family="text">
      <style:text-properties officeooo:rsid="002649bb"/>
    </style:style>
    <style:style style:name="T19" style:family="text">
      <style:text-properties officeooo:rsid="002681fe"/>
    </style:style>
    <style:style style:name="T20" style:family="text">
      <style:text-properties officeooo:rsid="0029b74b"/>
    </style:style>
    <style:style style:name="T21" style:family="text">
      <style:text-properties officeooo:rsid="002b5c8c"/>
    </style:style>
    <style:style style:name="T22" style:family="text">
      <style:text-properties officeooo:rsid="002c1650"/>
    </style:style>
    <style:style style:name="T23" style:family="text">
      <style:text-properties style:use-window-font-color="true" loext:opacity="0%" style:font-name="Liberation Sans1" officeooo:rsid="002c1650"/>
    </style:style>
    <style:style style:name="T24" style:family="text">
      <style:text-properties style:use-window-font-color="true" loext:opacity="0%" style:font-name="Liberation Sans1" fo:font-weight="bold" officeooo:rsid="002c1650" style:font-weight-asian="bold" style:font-weight-complex="bold"/>
    </style:style>
    <style:style style:name="T25" style:family="text">
      <style:text-properties style:use-window-font-color="true" loext:opacity="0%" style:font-name="Liberation Sans1" fo:font-weight="bold" officeooo:rsid="002e3d13" style:font-weight-asian="bold" style:font-weight-complex="bold"/>
    </style:style>
    <style:style style:name="T26" style:family="text">
      <style:text-properties style:use-window-font-color="true" loext:opacity="0%" style:font-name="Liberation Sans1" fo:font-weight="bold" officeooo:rsid="002e3d13" fo:background-color="#ffff00" loext:char-shading-value="0" style:font-weight-asian="bold" style:font-weight-complex="bold"/>
    </style:style>
    <style:style style:name="T27" style:family="text">
      <style:text-properties style:use-window-font-color="true" loext:opacity="0%" style:font-name="Liberation Sans1" style:text-underline-style="solid" style:text-underline-width="auto" style:text-underline-color="font-color" officeooo:rsid="002c1650" fo:background-color="#ffff00" loext:char-shading-value="0"/>
    </style:style>
    <style:style style:name="T28" style:family="text">
      <style:text-properties style:use-window-font-color="true" loext:opacity="0%" style:font-name="Liberation Sans1" officeooo:rsid="002ef31c"/>
    </style:style>
    <style:style style:name="T29" style:family="text">
      <style:text-properties style:use-window-font-color="true" loext:opacity="0%" style:font-name="Liberation Sans1" officeooo:rsid="002fb238"/>
    </style:style>
    <style:style style:name="T30" style:family="text">
      <style:text-properties fo:font-weight="bold" fo:background-color="#ffff00" loext:char-shading-value="0" style:font-weight-asian="bold" style:font-weight-complex="bold"/>
    </style:style>
    <style:style style:name="T31" style:family="text">
      <style:text-properties fo:background-color="#ffff00" loext:char-shading-value="0"/>
    </style:style>
    <style:style style:name="T32" style:family="text">
      <style:text-properties fo:background-color="#ffff00" loext:char-shading-value="0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2024731096" text:style-name="L1">
        <text:list-item>
          <text:p text:style-name="P4"><text:span text:style-name="T4">Añadir un “bloc de notas” o comentarios para poder comunicarnos entre las distintas personas que usamos la plataforma. </text:span><text:span text:style-name="T5">[¿</text:span><text:span text:style-name="T6">QUÉ PROBLEMÁTICA </text:span><text:span text:style-name="T7">SE NECESITA</text:span><text:span text:style-name="T6"> RESOLVER?</text:span><text:span text:style-name="T5">]</text:span></text:p>
          <text:p text:style-name="P6"/>
        </text:list-item>
        <text:list-item>
          <text:p text:style-name="P3"><text:span text:style-name="T11">Que el sistema emita automáticamente la </text:span><text:span text:style-name="T16">Propuesta de Resolución provisional definitiva</text:span><text:span text:style-name="T11"> pasados 10 días desde la notificación de la propuesta de resolución provisional, siempre que sea FAVORABLE. </text:span><text:span text:style-name="T12">[¿QUÉ ES FAVORABLE? </text:span><text:span text:style-name="T13">Cuando la situación es ‘</text:span><text:span text:style-name="T8">I</text:span><text:span text:style-name="T9">F + PR Provisional </text:span><text:span text:style-name="T10">emesa</text:span><text:span text:style-name="T17">’</text:span><text:span text:style-name="T12">]</text:span></text:p>
        </text:list-item>
      </text:list>
      <text:p text:style-name="P8"/>
      <text:p text:style-name="P2"><text:span text:style-name="T12"><text:tab/></text:span><text:span text:style-name="T15">Aclaración</text:span><text:span text:style-name="T14">: </text:span><text:span text:style-name="T23">cuando un administrativo (a veces un técnico) cambia la situación de <text:tab/>un expediente a ‘IF+PR Provisional EMETRE’ entonces, el técnico, emite el <text:tab/>documento 7 o el 8 y </text:span><office:annotation office:name="__Annotation__84_3767055539" loext:resolved="false"><dc:creator>Autor desconocido</dc:creator><dc:date>2024-07-16T12:04:40.445000000</dc:date><text:p text:style-name="P16"><text:span text:style-name="T33">SE TIENE QUE AUTOMATIZAR. CAMBIAR EL ESTADO AL EMITIR EL ACTO ADMINISTRATIVO.</text:span></text:p></office:annotation><text:span text:style-name="T23">cambia la situación</text:span><office:annotation-end office:name="__Annotation__84_3767055539"/><text:span text:style-name="T23"> a ‘IF+PR Provisional EMESA’. Luego, por <text:tab/>medio de NOTIB, se </text:span><text:span text:style-name="T28">le </text:span><text:span text:style-name="T23">hace llegar </text:span><text:span text:style-name="T29">este informe</text:span><text:span text:style-name="T23"> al interesado. Cuando el interesado <text:tab/>abre el mail <text:tab/>que </text:span><text:span text:style-name="T29">ha recibido por medio de</text:span><text:span text:style-name="T23"> NOTIB, este momento queda registrado. <text:tab/>Un administrativo recibe la notificación, </text:span><office:annotation office:name="__Annotation__88_3767055539" loext:resolved="false"><dc:creator>Autor desconocido</dc:creator><dc:date>2024-07-16T12:06:09.165000000</dc:date><text:p text:style-name="P16"><text:span text:style-name="T33">Realmente es el administrativo quien tiene que entrar en NOTIB y consultar que notificaciones hay.</text:span></text:p></office:annotation><text:span text:style-name="T28">desde</text:span><text:span text:style-name="T23"> NOTIB</text:span><office:annotation-end office:name="__Annotation__88_3767055539"/><text:span text:style-name="T23"> y, entonces, sube el <text:tab/>documento de NOTIB </text:span><text:span text:style-name="T28">al GESTOR</text:span><text:span text:style-name="T23"> y rellena el campo ‘</text:span><text:span text:style-name="T27">Notificació proposta <text:tab/>resolució provisional</text:span><text:span text:style-name="T23">’. </text:span><text:span text:style-name="T24">A PARTIR DE ESTA FECHA SON LOS 10 DÍAS HÁBILES <text:tab/>QUE HAY QUE <text:tab/>CONTABILIZAR </text:span><text:span text:style-name="T25">para EMITIR LA </text:span><text:span text:style-name="T26">‘Propuesta de Resolución <text:tab/>Definitiva’ <text:s/><text:tab/>DOC 11 o 12.</text:span></text:p>
      <text:p text:style-name="P8"/>
      <text:p text:style-name="P8"/>
      <text:list xml:id="list93559757665305" text:continue-numbering="true" text:style-name="L1">
        <text:list-header>
          <text:p text:style-name="P7"/>
        </text:list-header>
        <text:list-item>
          <text:p text:style-name="P7">Que el sistema emita automáticamente la Resolución de Concesión después de que la resolución provisional definitiva aparezca como notificada.</text:p>
          <text:p text:style-name="P7"/>
        </text:list-item>
        <text:list-item>
          <text:p text:style-name="P10">Que cuando rellenen el número de cuenta dejando espacios vacíos (nos faltan dígitos) el sistema no lo dé por validado hasta que lo rellenen bien. <text:s/><text:span text:style-name="T1">[</text:span><text:span text:style-name="T19">OK</text:span><text:span text:style-name="T1">]</text:span></text:p>
          <text:p text:style-name="P7"/>
        </text:list-item>
        <text:list-item>
          <text:p text:style-name="P12">Que cuando la jefa firme, avise por viafirma o como sea. <text:span text:style-name="T21">[consultado a soporte técnico VIAFIRMA]</text:span></text:p>
          <text:p text:style-name="P7"/>
        </text:list-item>
        <text:list-item>
          <text:p text:style-name="P10">Permiso a Pilar para completar números de cuenta. <text:span text:style-name="T1">[NO]</text:span></text:p>
          <text:p text:style-name="P7"/>
        </text:list-item>
        <text:list-item>
          <text:p text:style-name="P9">Añadiremos estado de Notificados. <text:span text:style-name="T2">[¿CUALES?]</text:span></text:p>
          <text:p text:style-name="P7"/>
        </text:list-item>
        <text:list-item>
          <text:p text:style-name="P5">Poder hacer informe/Excel con los datos de detall de los expedientes. <text:span text:style-name="T2">[¿</text:span><text:span text:style-name="T20">QUÉ PROBLEMÁTICA </text:span><text:span text:style-name="T22">SE NECESITA</text:span><text:span text:style-name="T20"> RESOLVER?</text:span><text:span text:style-name="T2">]</text:span></text:p>
          <text:p text:style-name="P7"/>
        </text:list-item>
        <text:list-item>
          <text:p text:style-name="P10">Alarma 5 días antes de la Dáta máxima justificació. <text:span text:style-name="T18">[OK]</text:span></text:p>
        </text:list-item>
      </text:list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CÁLCULO de la</text:p>
      <text:p text:style-name="P13"/>
      <text:p text:style-name="P13"><text:span text:style-name="T30">Data límit per realitzar la consultoria</text:span> [fecha_limite_consultoria]: ???</text:p>
      <text:p text:style-name="P13"/>
      <text:p text:style-name="P13"/>
      <text:p text:style-name="P13">Període d'execució assessorament i consultoria:</text:p>
      <text:p text:style-name="P13"/>
      <text:p text:style-name="P13">- màxim de cinc mesos per als programes I, II i IV, </text:p>
      <text:p text:style-name="P13">- màxim de tres mesos per al programa III</text:p>
      <text:p text:style-name="P13"/>
      <text:p text:style-name="P13">periode d'execució màxim será el dia 4 d'Octubre de 2024</text:p>
      <text:list xml:id="list93558651443088" text:continue-numbering="true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18T09:35:57.832000000</dc:date>
    <meta:editing-duration>P7DT36M33S</meta:editing-duration>
    <meta:editing-cycles>20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6" meta:word-count="346" meta:character-count="2115" meta:non-whitespace-character-count="1788"/>
  </office:meta>
</office:document-meta>
</file>